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in" fo:margin-bottom="0in" loext:contextual-spacing="false" fo:line-height="100%" fo:text-align="center" style:justify-single-word="false"/>
      <style:text-properties fo:font-size="16pt"/>
    </style:style>
    <style:style style:name="P2" style:family="paragraph" style:parent-style-name="Text_20_body">
      <style:paragraph-properties fo:margin-top="0in" fo:margin-bottom="0in" loext:contextual-spacing="false" fo:line-height="100%"/>
    </style:style>
    <style:style style:name="P3" style:family="paragraph" style:parent-style-name="Text_20_body" style:list-style-name="L1">
      <style:paragraph-properties fo:margin-top="0in" fo:margin-bottom="0in" loext:contextual-spacing="false" fo:line-height="100%"/>
    </style:style>
    <style:style style:name="P4" style:family="paragraph" style:parent-style-name="Text_20_body" style:list-style-name="L1">
      <style:paragraph-properties fo:margin-top="0in" fo:margin-bottom="0in" loext:contextual-spacing="false" fo:line-height="100%"/>
      <style:text-properties officeooo:paragraph-rsid="001cdef9"/>
    </style:style>
    <style:style style:name="P5" style:family="paragraph" style:parent-style-name="Text_20_body" style:list-style-name="L1">
      <style:paragraph-properties fo:margin-top="0in" fo:margin-bottom="0in" loext:contextual-spacing="false" fo:line-height="100%"/>
      <style:text-properties officeooo:paragraph-rsid="001ec277"/>
    </style:style>
    <style:style style:name="P6" style:family="paragraph" style:parent-style-name="Text_20_body" style:list-style-name="L1">
      <style:paragraph-properties fo:margin-top="0in" fo:margin-bottom="0in" loext:contextual-spacing="false" fo:line-height="100%"/>
      <style:text-properties officeooo:rsid="001fd344" officeooo:paragraph-rsid="00216fab"/>
    </style:style>
    <style:style style:name="P7" style:family="paragraph" style:parent-style-name="Text_20_body" style:list-style-name="L1">
      <style:paragraph-properties fo:margin-top="0in" fo:margin-bottom="0in" loext:contextual-spacing="false" fo:line-height="100%"/>
      <style:text-properties officeooo:rsid="0022b553" officeooo:paragraph-rsid="0022b553"/>
    </style:style>
    <style:style style:name="P8" style:family="paragraph" style:parent-style-name="Text_20_body" style:list-style-name="L1">
      <style:paragraph-properties fo:margin-top="0in" fo:margin-bottom="0in" loext:contextual-spacing="false" fo:line-height="100%"/>
      <style:text-properties officeooo:rsid="0023a7b5" officeooo:paragraph-rsid="0023a7b5"/>
    </style:style>
    <style:style style:name="P9" style:family="paragraph" style:parent-style-name="Text_20_body" style:list-style-name="L1">
      <style:paragraph-properties fo:margin-top="0in" fo:margin-bottom="0in" loext:contextual-spacing="false" fo:line-height="100%"/>
      <style:text-properties officeooo:rsid="0024d11d" officeooo:paragraph-rsid="0024d11d"/>
    </style:style>
    <style:style style:name="P10" style:family="paragraph" style:parent-style-name="Text_20_body" style:list-style-name="L1">
      <style:paragraph-properties fo:margin-top="0in" fo:margin-bottom="0in" loext:contextual-spacing="false" fo:line-height="100%"/>
      <style:text-properties officeooo:rsid="0024f3eb" officeooo:paragraph-rsid="0024f3eb"/>
    </style:style>
    <style:style style:name="T1" style:family="text">
      <style:text-properties officeooo:rsid="001cdef9"/>
    </style:style>
    <style:style style:name="T2" style:family="text">
      <style:text-properties officeooo:rsid="001ec277"/>
    </style:style>
    <style:style style:name="T3" style:family="text">
      <style:text-properties officeooo:rsid="001fb108"/>
    </style:style>
    <style:style style:name="T4" style:family="text">
      <style:text-properties officeooo:rsid="00216fab"/>
    </style:style>
    <style:style style:name="T5" style:family="text">
      <style:text-properties officeooo:rsid="0024d11d"/>
    </style:style>
    <style:style style:name="T6" style:family="text">
      <style:text-properties style:text-position="super 58%"/>
    </style:style>
    <style:style style:name="T7" style:family="text">
      <style:text-properties officeooo:rsid="0024dd33"/>
    </style:style>
    <style:style style:name="T8" style:family="text">
      <style:text-properties officeooo:rsid="0024f3eb"/>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 Component Presentation</text:p>
      <text:p text:style-name="P2"/>
      <text:list xml:id="list3165630362" text:style-name="L1">
        <text:list-item>
          <text:p text:style-name="P3">Web Components: Use the Platform</text:p>
          <text:list>
            <text:list-item>
              <text:p text:style-name="P3"><text:span text:style-name="T1">T</text:span>hank you to everyone for giving me your time and attention today. I’ve been talking about web components since I first interviewed for my position here but unfortunately we’ve all been too busy to give this technology the consideration it deserves. So I’m excited to explain to everyone today what web components are and why we should adopt the technology.</text:p>
            </text:list-item>
          </text:list>
        </text:list-item>
        <text:list-item>
          <text:p text:style-name="P3">Good ideas get standardized</text:p>
          <text:list>
            <text:list-item>
              <text:p text:style-name="P3"><text:span text:style-name="T1">Object Relational Mapping is a good idea but b</text:span>efore the Java Persistence API became the standard for Object Relational Mapping an implementation <text:span text:style-name="T1">existed </text:span>first. This implementation was Hibernate and it proved the concept <text:span text:style-name="T1">of Object Relational Mapping</text:span>. Since then many other ORM frameworks <text:span text:style-name="T1">have been </text:span>created and the Java community decided to standardize the approach <text:span text:style-name="T1">by creating the Java Persistence API</text:span>. <text:span text:style-name="T1">The benefits of u</text:span>sing JPA instead of directly using the classes provided by the <text:span text:style-name="T1">ORM </text:span>implementation <text:span text:style-name="T1">prevents developers from getting tied to a framework as in</text:span> applications can switch the underlying ORM implementation without having to re-write any code.</text:p>
            </text:list-item>
            <text:list-item>
              <text:p text:style-name="P4">When the current version of the Dennis Kirk website was written, using jQuery was a good idea. jQuery is a JavaScript library that simplifies DOM traversal and manipulation as well as other common front end tasks. Since then the good ideas from jQuery were standardized into various web APIs. <text:span text:style-name="T2">(click link) </text:span>By using the APIs provided by the Web Platform instead of the jQuery library we can make our applications smaller and faster. <text:span text:style-name="T2">This is </text:span>because we don’t have to ship a monolithic JavaScript library to the client and the implementation of the interfaces exists in the browser engine’s code <text:span text:style-name="T1">which will run faster than an external JS library</text:span>. <text:span text:style-name="T1">Using web APIs </text:span>also allows <text:span text:style-name="T1">us to write JavaScript instead of jQuery</text:span> which <text:span text:style-name="T2">has</text:span> become<text:span text:style-name="T1">s</text:span> almost <text:span text:style-name="T1">like </text:span>a completely separate language.</text:p>
            </text:list-item>
            <text:list-item>
              <text:p text:style-name="P5"><text:span text:style-name="T2">Creating reusable components is a good idea and what technology we choose to use to create these reusable components is the whole point of this presentation. </text:span>Vue, Angular, and React are JavaScript application frameworks all of which contain functionality for creating reusable front end components. Unfortunately, the components made using these frameworks can only work within their own respective framework as in a Vue component can only exist in a Vue application. <text:span text:style-name="T2">Fortunately, the Web Platform has standardized a way to create reusable components which is supported by every major browser on the market today. By using the Web Component Standards we’re allowed to create real encapsulated HTML elements which free us from being tied to an application framework and the components we write will run faster since the underlying interfaces are implemented by the browser engine’s code.</text:span></text:p>
            </text:list-item>
          </text:list>
        </text:list-item>
        <text:list-item>
          <text:p text:style-name="P3">What are web components</text:p>
          <text:list>
            <text:list-item>
              <text:p text:style-name="P6">Before the Web Component standards existed <text:span text:style-name="T3">we </text:span>could only use the HTML tags that were standardized by the W3C and provided to us by the browser. Now the Web Platform has defined a way for developers to create custom HTML tags. <text:span text:style-name="T4">This is made possible through three HTML standards (Custom Elements, Shadow DOM, HTML Template) and one JavaScript standard (ES Modules). </text:span></text:p>
            </text:list-item>
            <text:list-item>
              <text:p text:style-name="P6"><text:span text:style-name="T4">So simply put web components are custom HTML tags and because there are real HTML elements they can be used anywhere HTML is used. (click link) As you can see web components will work in any front end framework, even Vue. So there’s nothing stopping us from using both web components and the Vue JS framework. However we </text:span><text:soft-page-break/><text:span text:style-name="T4">still need to research and have a separate discussion about which front end framework, if any, that we’re going to use.</text:span></text:p>
            </text:list-item>
          </text:list>
        </text:list-item>
        <text:list-item>
          <text:p text:style-name="P7">Timeline</text:p>
          <text:list>
            <text:list-item>
              <text:p text:style-name="P8"><text:span text:style-name="T5">2011 </text:span>Alex Russell first described the <text:span text:style-name="T5">concept of web components.</text:span></text:p>
            </text:list-item>
            <text:list-item>
              <text:p text:style-name="P9">May 22<text:span text:style-name="T6">nd</text:span> 2012 the first draft of the Web Component standards was published.</text:p>
            </text:list-item>
            <text:list-item>
              <text:p text:style-name="P9">In 2013 and 2014 JavaScript frameworks were created that could mimicked the web component concept <text:span text:style-name="T7">but are not actual HTML elements.</text:span></text:p>
            </text:list-item>
            <text:list-item>
              <text:p text:style-name="P9">On May 11<text:span text:style-name="T6">th</text:span> 2017 the <text:span text:style-name="T7">web component </text:span>polyfill<text:span text:style-name="T7">s</text:span> w<text:span text:style-name="T7">ere</text:span> released which made <text:span text:style-name="T8">using </text:span>web components <text:span text:style-name="T8">possible without browser support. This is especially important for the Internet Explorer browser since it isn’t being actively developed and will never support the standards.</text:span></text:p>
            </text:list-item>
            <text:list-item>
              <text:p text:style-name="P10">From then on browsers started to develop support for the Web Component standards and today it is supported across 100% of modern browsers.</text:p>
            </text:list-item>
          </text:list>
        </text:list-item>
        <text:list-item>
          <text:p text:style-name="P10"/>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ffffff"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ffffff"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Classy_5f_Red_7e_LT_7e_Gliederung_20_1" style:display-name="Classy_Red~LT~Gliederung 1" style:family="paragraph" style:default-outline-level="">
      <style:paragraph-properties fo:margin-top="0in" fo:margin-bottom="0.1472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_7e_LT_7e_Gliederung_20_2" style:display-name="Classy_Red~LT~Gliederung 2" style:family="paragraph" style:parent-style-name="Classy_5f_Red_7e_LT_7e_Gliederung_20_1" style:default-outline-level="">
      <style:paragraph-properties fo:margin-top="0in" fo:margin-bottom="0.117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3" style:display-name="Classy_Red~LT~Gliederung 3" style:family="paragraph" style:parent-style-name="Classy_5f_Red_7e_LT_7e_Gliederung_20_2" style:default-outline-level="">
      <style:paragraph-properties fo:margin-top="0in" fo:margin-bottom="0.0874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4" style:display-name="Classy_Red~LT~Gliederung 4" style:family="paragraph" style:parent-style-name="Classy_5f_Red_7e_LT_7e_Gliederung_20_3" style:default-outline-level="">
      <style:paragraph-properties fo:margin-top="0in" fo:margin-bottom="0.05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5" style:display-name="Classy_Red~LT~Gliederung 5" style:family="paragraph" style:parent-style-name="Classy_5f_Red_7e_LT_7e_Gliederung_20_4"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6" style:display-name="Classy_Red~LT~Gliederung 6" style:family="paragraph" style:parent-style-name="Classy_5f_Red_7e_LT_7e_Gliederung_20_5"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7" style:display-name="Classy_Red~LT~Gliederung 7" style:family="paragraph" style:parent-style-name="Classy_5f_Red_7e_LT_7e_Gliederung_20_6"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8" style:display-name="Classy_Red~LT~Gliederung 8" style:family="paragraph" style:parent-style-name="Classy_5f_Red_7e_LT_7e_Gliederung_20_7"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9" style:display-name="Classy_Red~LT~Gliederung 9" style:family="paragraph" style:parent-style-name="Classy_5f_Red_7e_LT_7e_Gliederung_20_8"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Titel" style:display-name="Classy_Red~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_7e_LT_7e_Untertitel" style:display-name="Classy_Red~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_7e_LT_7e_Notizen" style:display-name="Classy_Red~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_7e_LT_7e_Hintergrundobjekte" style:display-name="Classy_Re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lassy_5f_Red_7e_LT_7e_Hintergrund" style:display-name="Classy_Re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57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1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lassy_5f_Red1_7e_LT_7e_Gliederung_20_1" style:display-name="Classy_Red1~LT~Gliederung 1" style:family="paragraph" style:default-outline-level="">
      <style:paragraph-properties fo:margin-top="0in" fo:margin-bottom="0.1957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1_7e_LT_7e_Gliederung_20_2" style:display-name="Classy_Red1~LT~Gliederung 2" style:family="paragraph" style:parent-style-name="Classy_5f_Red1_7e_LT_7e_Gliederung_20_1" style:default-outline-level="">
      <style:paragraph-properties fo:margin-top="0in" fo:margin-bottom="0.1571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3" style:display-name="Classy_Red1~LT~Gliederung 3" style:family="paragraph" style:parent-style-name="Classy_5f_Red1_7e_LT_7e_Gliederung_20_2" style:default-outline-level="">
      <style:paragraph-properties fo:margin-top="0in" fo:margin-bottom="0.1181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4" style:display-name="Classy_Red1~LT~Gliederung 4" style:family="paragraph" style:parent-style-name="Classy_5f_Red1_7e_LT_7e_Gliederung_20_3" style:default-outline-level="">
      <style:paragraph-properties fo:margin-top="0in" fo:margin-bottom="0.078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5" style:display-name="Classy_Red1~LT~Gliederung 5" style:family="paragraph" style:parent-style-name="Classy_5f_Red1_7e_LT_7e_Gliederung_20_4"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6" style:display-name="Classy_Red1~LT~Gliederung 6" style:family="paragraph" style:parent-style-name="Classy_5f_Red1_7e_LT_7e_Gliederung_20_5"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7" style:display-name="Classy_Red1~LT~Gliederung 7" style:family="paragraph" style:parent-style-name="Classy_5f_Red1_7e_LT_7e_Gliederung_20_6"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8" style:display-name="Classy_Red1~LT~Gliederung 8" style:family="paragraph" style:parent-style-name="Classy_5f_Red1_7e_LT_7e_Gliederung_20_7"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9" style:display-name="Classy_Red1~LT~Gliederung 9" style:family="paragraph" style:parent-style-name="Classy_5f_Red1_7e_LT_7e_Gliederung_20_8"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Titel" style:display-name="Classy_Red1~LT~Titel" style:family="paragraph" style:default-outline-level="">
      <style:paragraph-properties fo:text-align="start" style:justify-single-word="false" fo:orphans="2" fo:widows="2" style:writing-mode="lr-tb"/>
      <style:text-properties fo:color="#c7243a"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1_7e_LT_7e_Untertitel" style:display-name="Classy_Red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1_7e_LT_7e_Notizen" style:display-name="Classy_Red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1_7e_LT_7e_Hintergrundobjekte" style:display-name="Classy_Red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lassy_5f_Red1_7e_LT_7e_Hintergrund" style:display-name="Classy_Red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7T20:01:28.481303345</meta:creation-date>
    <dc:date>2020-07-28T19:55:02.024121872</dc:date>
    <meta:editing-duration>PT47M44S</meta:editing-duration>
    <meta:editing-cycles>6</meta:editing-cycles>
    <meta:generator>LibreOffice/6.0.7.3$Linux_X86_64 LibreOffice_project/00m0$Build-3</meta:generator>
    <meta:document-statistic meta:table-count="0" meta:image-count="0" meta:object-count="0" meta:page-count="2" meta:paragraph-count="17" meta:word-count="708" meta:character-count="4295" meta:non-whitespace-character-count="3618"/>
  </office:meta>
</office:document-meta>
</file>